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76cm" draw:marker-start-width="0.406cm" draw:marker-end-width="0.406cm" draw:fill="none" draw:textarea-horizontal-align="justify" draw:textarea-vertical-align="middle" draw:auto-grow-height="false" fo:padding-top="0.162cm" fo:padding-bottom="0.162cm" fo:padding-left="0.287cm" fo:padding-right="0.287cm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2.9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6cm" fo:min-width="4.0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2cm" fo:min-width="4.079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width="0.051cm" draw:marker-start-width="0.381cm" draw:marker-end="Symmetric_20_Arrow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fill="none" draw:fill-color="#ffffff" fo:min-height="1.077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weight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4pt"/>
    </style:style>
    <style:style style:name="P6" style:family="paragraph">
      <style:text-properties fo:font-size="16pt"/>
    </style:style>
    <style:style style:name="P7" style:family="paragraph">
      <style:text-properties fo:font-size="14pt"/>
    </style:style>
    <style:style style:name="P8" style:family="paragraph">
      <style:paragraph-properties fo:text-align="center"/>
      <style:text-properties fo:font-size="12pt"/>
    </style:style>
    <style:style style:name="P9" style:family="paragraph">
      <style:text-properties fo:font-size="12pt"/>
    </style:style>
    <style:style style:name="T1" style:family="text">
      <style:text-properties fo:font-weight="bold"/>
    </style:style>
    <style:style style:name="T2" style:family="text">
      <style:text-properties fo:font-size="16pt" fo:font-weight="bold"/>
    </style:style>
    <style:style style:name="T3" style:family="text">
      <style:text-properties fo:font-size="16pt"/>
    </style:style>
    <style:style style:name="T4" style:family="text">
      <style:text-properties fo:font-size="14pt"/>
    </style:style>
    <style:style style:name="T5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609cm" svg:height="10.872cm" svg:x="0.674cm" svg:y="15.4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655cm" svg:y1="16.529cm" svg:x2="16.241cm" svg:y2="16.53cm">
          <text:p text:style-name="P2"/>
        </draw:line>
        <draw:frame draw:style-name="gr3" draw:text-style-name="P3" draw:layer="layout" svg:width="1.67cm" svg:height="0.962cm" svg:x="1.019cm" svg:y="15.53cm">
          <draw:text-box>
            <text:p text:style-name="P2"><text:span text:style-name="T1">bdd</text:span></text:p>
          </draw:text-box>
        </draw:frame>
        <draw:frame draw:style-name="gr4" draw:text-style-name="P2" draw:layer="layout" svg:width="13.981cm" svg:height="1.02cm" svg:x="2.464cm" svg:y="15.509cm">
          <draw:text-box>
            <text:p text:style-name="P2">[package]VehicleStructure[StructureBreakdown]</text:p>
          </draw:text-box>
        </draw:frame>
        <draw:g>
          <draw:line draw:style-name="gr2" draw:text-style-name="P1" draw:layer="layout" svg:x1="16.262cm" svg:y1="16.511cm" svg:x2="16.666cm" svg:y2="16.223cm">
            <text:p text:style-name="P2"/>
          </draw:line>
          <draw:line draw:style-name="gr2" draw:text-style-name="P1" draw:layer="layout" svg:x1="16.646cm" svg:y1="16.224cm" svg:x2="16.646cm" svg:y2="15.492cm">
            <text:p text:style-name="P2"/>
          </draw:line>
        </draw:g>
        <draw:custom-shape draw:style-name="gr1" draw:text-style-name="P1" draw:id="id1" draw:layer="layout" svg:width="6.869cm" svg:height="2.884cm" svg:x="3.367cm" svg:y="22.264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4.579cm" svg:height="1.262cm" svg:x="4.547cm" svg:y="22.841cm">
          <draw:text-box>
            <text:p text:style-name="P4"><text:span text:style-name="T2">Transmission</text:span></text:p>
          </draw:text-box>
        </draw:frame>
        <draw:line draw:style-name="gr2" draw:text-style-name="P1" draw:layer="layout" svg:x1="3.385cm" svg:y1="23.648cm" svg:x2="10.274cm" svg:y2="23.648cm">
          <text:p text:style-name="P2"/>
        </draw:line>
        <draw:custom-shape draw:style-name="gr1" draw:text-style-name="P1" draw:layer="layout" svg:width="6.869cm" svg:height="2.884cm" svg:x="11.644cm" svg:y="22.284cm">
          <text:p text:style-name="P2"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579cm" svg:height="1.262cm" svg:x="13.459cm" svg:y="22.784cm">
          <draw:text-box>
            <text:p text:style-name="P4"><text:span text:style-name="T2">Engine</text:span></text:p>
          </draw:text-box>
        </draw:frame>
        <draw:line draw:style-name="gr2" draw:text-style-name="P1" draw:layer="layout" svg:x1="11.644cm" svg:y1="23.609cm" svg:x2="18.533cm" svg:y2="23.609cm">
          <text:p text:style-name="P2"/>
        </draw:line>
        <draw:custom-shape draw:style-name="gr1" draw:text-style-name="P1" draw:layer="layout" svg:width="6.869cm" svg:height="2.884cm" svg:x="7.119cm" svg:y="17.26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4.579cm" svg:height="1.262cm" svg:x="8.934cm" svg:y="17.783cm">
          <draw:text-box>
            <text:p text:style-name="P4"><text:span text:style-name="T2">Vehicle</text:span></text:p>
          </draw:text-box>
        </draw:frame>
        <draw:line draw:style-name="gr2" draw:text-style-name="P1" draw:layer="layout" svg:x1="7.098cm" svg:y1="18.568cm" svg:x2="13.987cm" svg:y2="18.568cm">
          <text:p text:style-name="P2"/>
        </draw:line>
        <draw:connector draw:style-name="gr2" draw:text-style-name="P1" draw:layer="layout" svg:x1="6.801cm" svg:y1="22.264cm" svg:x2="9.467cm" svg:y2="20.746cm" draw:start-shape="id1" draw:start-glue-point="0" draw:end-shape="id2" draw:end-glue-point="6">
          <text:p text:style-name="P2"/>
        </draw:connector>
        <draw:custom-shape draw:style-name="gr7" draw:text-style-name="P1" draw:id="id4" draw:layer="layout" svg:width="0.269cm" svg:height="0.558cm" svg:x="11.411cm" svg:y="20.185cm"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id="id2" draw:layer="layout" svg:width="0.269cm" svg:height="0.558cm" svg:x="9.333cm" svg:y="20.188cm">
          <text:p text:style-name="P2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20.609cm" svg:height="10.872cm" svg:x="0.635cm" svg:y="2.733cm">
          <text:p text:style-name="P2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616cm" svg:y1="3.772cm" svg:x2="16.202cm" svg:y2="3.773cm">
          <text:p text:style-name="P2"/>
        </draw:line>
        <draw:frame draw:style-name="gr3" draw:text-style-name="P3" draw:layer="layout" svg:width="1.632cm" svg:height="0.962cm" svg:x="0.98cm" svg:y="2.773cm">
          <draw:text-box>
            <text:p text:style-name="P2"><text:span text:style-name="T1">pkg</text:span></text:p>
          </draw:text-box>
        </draw:frame>
        <draw:frame draw:style-name="gr4" draw:text-style-name="P2" draw:layer="layout" svg:width="10.781cm" svg:height="1.02cm" svg:x="2.425cm" svg:y="2.752cm">
          <draw:text-box>
            <text:p text:style-name="P2">[Model]Tests1and2[VehiclePackage]</text:p>
          </draw:text-box>
        </draw:frame>
        <draw:g>
          <draw:line draw:style-name="gr2" draw:text-style-name="P1" draw:layer="layout" svg:x1="16.223cm" svg:y1="3.754cm" svg:x2="16.627cm" svg:y2="3.466cm">
            <text:p text:style-name="P2"/>
          </draw:line>
          <draw:line draw:style-name="gr2" draw:text-style-name="P1" draw:layer="layout" svg:x1="16.607cm" svg:y1="3.467cm" svg:x2="16.607cm" svg:y2="2.735cm">
            <text:p text:style-name="P2"/>
          </draw:line>
        </draw:g>
        <draw:custom-shape draw:style-name="gr1" draw:text-style-name="P1" draw:layer="layout" svg:width="6.869cm" svg:height="2.884cm" svg:x="6.253cm" svg:y="5.409cm">
          <text:p text:style-name="P2"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977cm" svg:height="1.262cm" svg:x="7.068cm" svg:y="5.448cm">
          <draw:text-box>
            <text:p text:style-name="P4"><text:span text:style-name="T2">VehicleStructure</text:span></text:p>
          </draw:text-box>
        </draw:frame>
        <draw:custom-shape draw:style-name="gr1" draw:text-style-name="P1" draw:layer="layout" svg:width="2.943cm" svg:height="0.653cm" svg:x="6.255cm" svg:y="4.75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69cm" svg:height="2.884cm" svg:x="6.214cm" svg:y="9.488cm">
          <text:p text:style-name="P2"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579cm" svg:height="1.262cm" svg:x="7.029cm" svg:y="9.527cm">
          <draw:text-box>
            <text:p text:style-name="P4"><text:span text:style-name="T2">ValueTypes</text:span></text:p>
          </draw:text-box>
        </draw:frame>
        <draw:custom-shape draw:style-name="gr1" draw:text-style-name="P1" draw:layer="layout" svg:width="2.943cm" svg:height="0.653cm" svg:x="6.216cm" svg:y="8.834cm">
          <text:p text:style-name="P2"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522cm" svg:y1="22.244cm" svg:x2="11.545cm" svg:y2="20.743cm" draw:start-shape="id3" draw:end-shape="id4" draw:end-glue-point="6">
          <text:p text:style-name="P2"/>
        </draw:connector>
        <draw:frame draw:style-name="gr3" draw:text-style-name="P6" draw:layer="layout" svg:width="3.144cm" svg:height="0.878cm" svg:x="8.774cm" svg:y="17.184cm">
          <draw:text-box>
            <text:p text:style-name="P2"><text:span text:style-name="T3">&lt;&lt;block&gt;&gt;</text:span></text:p>
          </draw:text-box>
        </draw:frame>
        <draw:frame draw:style-name="gr3" draw:text-style-name="P6" draw:layer="layout" svg:width="3.144cm" svg:height="0.878cm" svg:x="5.119cm" svg:y="22.302cm">
          <draw:text-box>
            <text:p text:style-name="P2"><text:span text:style-name="T3">&lt;&lt;block&gt;&gt;</text:span></text:p>
          </draw:text-box>
        </draw:frame>
        <draw:frame draw:style-name="gr3" draw:text-style-name="P6" draw:id="id3" draw:layer="layout" svg:width="3.144cm" svg:height="0.878cm" svg:x="12.95cm" svg:y="22.244cm">
          <draw:text-box>
            <text:p text:style-name="P2"><text:span text:style-name="T3">&lt;&lt;block&gt;&gt;</text:span></text:p>
          </draw:text-box>
        </draw:frame>
        <draw:frame draw:style-name="gr3" draw:text-style-name="P7" draw:layer="layout" svg:width="1.332cm" svg:height="0.806cm" svg:x="5.349cm" svg:y="21.436cm">
          <draw:text-box>
            <text:p text:style-name="P2"><text:span text:style-name="T4">trns</text:span></text:p>
          </draw:text-box>
        </draw:frame>
        <draw:frame draw:style-name="gr3" draw:text-style-name="P7" draw:layer="layout" svg:width="1.328cm" svg:height="0.806cm" svg:x="14.624cm" svg:y="21.436cm">
          <draw:text-box>
            <text:p text:style-name="P2"><text:span text:style-name="T4">eng</text:span></text:p>
          </draw:text-box>
        </draw:frame>
        <draw:line draw:style-name="gr2" draw:text-style-name="P1" draw:layer="layout" svg:x1="6.542cm" svg:y1="21.955cm" svg:x2="6.792cm" svg:y2="22.205cm">
          <text:p text:style-name="P2"/>
        </draw:line>
        <draw:line draw:style-name="gr2" draw:text-style-name="P1" draw:layer="layout" svg:x1="6.821cm" svg:y1="22.186cm" svg:x2="7.061cm" svg:y2="21.965cm">
          <text:p text:style-name="P2"/>
        </draw:line>
        <draw:line draw:style-name="gr2" draw:text-style-name="P1" draw:layer="layout" svg:x1="14.248cm" svg:y1="21.984cm" svg:x2="14.498cm" svg:y2="22.234cm">
          <text:p text:style-name="P2"/>
        </draw:line>
        <draw:line draw:style-name="gr2" draw:text-style-name="P1" draw:layer="layout" svg:x1="6.542cm" svg:y1="21.955cm" svg:x2="6.792cm" svg:y2="22.205cm">
          <text:p text:style-name="P2"/>
        </draw:line>
        <draw:line draw:style-name="gr2" draw:text-style-name="P1" draw:layer="layout" svg:x1="14.528cm" svg:y1="22.225cm" svg:x2="14.768cm" svg:y2="22.004cm">
          <text:p text:style-name="P2"/>
        </draw:line>
      </draw:page>
      <draw:page draw:name="page2" draw:style-name="dp1" draw:master-page-name="Default">
        <draw:custom-shape draw:style-name="gr1" draw:text-style-name="P1" draw:layer="layout" svg:width="20.609cm" svg:height="10.872cm" svg:x="0.635cm" svg:y="2.733cm">
          <text:p text:style-name="P2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616cm" svg:y1="3.772cm" svg:x2="13.393cm" svg:y2="3.772cm">
          <text:p text:style-name="P2"/>
        </draw:line>
        <draw:frame draw:style-name="gr3" draw:text-style-name="P3" draw:layer="layout" svg:width="1.459cm" svg:height="0.962cm" svg:x="0.98cm" svg:y="2.773cm">
          <draw:text-box>
            <text:p text:style-name="P2"><text:span text:style-name="T1">ibd</text:span></text:p>
          </draw:text-box>
        </draw:frame>
        <draw:frame draw:style-name="gr4" draw:text-style-name="P2" draw:layer="layout" svg:width="10.823cm" svg:height="1.02cm" svg:x="2.213cm" svg:y="2.772cm">
          <draw:text-box>
            <text:p text:style-name="P2">[block]Vehicle[ComponentInterfaces]</text:p>
          </draw:text-box>
        </draw:frame>
        <draw:g>
          <draw:line draw:style-name="gr2" draw:text-style-name="P1" draw:layer="layout" svg:x1="13.376cm" svg:y1="3.755cm" svg:x2="13.78cm" svg:y2="3.467cm">
            <text:p text:style-name="P2"/>
          </draw:line>
          <draw:line draw:style-name="gr2" draw:text-style-name="P1" draw:layer="layout" svg:x1="13.76cm" svg:y1="3.468cm" svg:x2="13.76cm" svg:y2="2.736cm">
            <text:p text:style-name="P2"/>
          </draw:line>
        </draw:g>
        <draw:custom-shape draw:style-name="gr1" draw:text-style-name="P1" draw:layer="layout" svg:width="6.869cm" svg:height="2.884cm" svg:x="6.659cm" svg:y="4.446cm">
          <text:p text:style-name="P2"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579cm" svg:height="1.262cm" svg:x="8.395cm" svg:y="4.369cm">
          <draw:text-box>
            <text:p text:style-name="P4"><text:span text:style-name="T2">eng : Engine</text:span></text:p>
          </draw:text-box>
        </draw:frame>
        <draw:line draw:style-name="gr2" draw:text-style-name="P1" draw:layer="layout" svg:x1="6.66cm" svg:y1="5.309cm" svg:x2="13.549cm" svg:y2="5.309cm">
          <text:p text:style-name="P2"/>
        </draw:line>
        <draw:custom-shape draw:style-name="gr1" draw:text-style-name="P1" draw:layer="layout" svg:width="6.869cm" svg:height="2.884cm" svg:x="6.678cm" svg:y="9.931cm">
          <text:p text:style-name="P2"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5.722cm" svg:height="1.262cm" svg:x="7.146cm" svg:y="10.009cm">
          <draw:text-box>
            <text:p text:style-name="P4"><text:span text:style-name="T2">trns : Transmission</text:span></text:p>
          </draw:text-box>
        </draw:frame>
        <draw:line draw:style-name="gr2" draw:text-style-name="P1" draw:layer="layout" svg:x1="6.697cm" svg:y1="10.871cm" svg:x2="13.586cm" svg:y2="10.871cm">
          <text:p text:style-name="P2"/>
        </draw:line>
        <draw:line draw:style-name="gr8" draw:text-style-name="P1" draw:layer="layout" svg:x1="9.968cm" svg:y1="7.64cm" svg:x2="9.968cm" svg:y2="8.813cm">
          <text:p text:style-name="P2"/>
        </draw:line>
        <draw:line draw:style-name="gr2" draw:text-style-name="P1" draw:layer="layout" svg:x1="9.968cm" svg:y1="8.776cm" svg:x2="9.968cm" svg:y2="9.699cm">
          <text:p text:style-name="P2"/>
        </draw:line>
        <draw:g>
          <draw:custom-shape draw:style-name="gr9" draw:text-style-name="P1" draw:layer="layout" svg:width="0.615cm" svg:height="0.559cm" svg:x="9.644cm" svg:y="7.081cm">
            <text:p text:style-name="P2"/>
            <draw:enhanced-geometry svg:viewBox="0 0 21600 21600" draw:type="rectangle" draw:enhanced-path="M 0 0 L 21600 0 21600 21600 0 21600 0 0 Z N"/>
          </draw:custom-shape>
          <draw:g>
            <draw:line draw:style-name="gr10" draw:text-style-name="P1" draw:layer="layout" svg:x1="9.949cm" svg:y1="7.159cm" svg:x2="9.949cm" svg:y2="7.568cm">
              <text:p text:style-name="P2"/>
            </draw:line>
            <draw:line draw:style-name="gr11" draw:text-style-name="P1" draw:layer="layout" svg:x1="9.757cm" svg:y1="7.441cm" svg:x2="9.969cm" svg:y2="7.582cm">
              <text:p text:style-name="P2"/>
            </draw:line>
            <draw:line draw:style-name="gr11" draw:text-style-name="P1" draw:layer="layout" svg:x1="9.93cm" svg:y1="7.582cm" svg:x2="10.161cm" svg:y2="7.412cm">
              <text:p text:style-name="P2"/>
            </draw:line>
          </draw:g>
        </draw:g>
        <draw:g>
          <draw:custom-shape draw:style-name="gr9" draw:text-style-name="P1" draw:layer="layout" svg:width="0.615cm" svg:height="0.559cm" svg:x="9.625cm" svg:y="9.603cm">
            <text:p text:style-name="P2"/>
            <draw:enhanced-geometry svg:viewBox="0 0 21600 21600" draw:type="rectangle" draw:enhanced-path="M 0 0 L 21600 0 21600 21600 0 21600 0 0 Z N"/>
          </draw:custom-shape>
          <draw:g>
            <draw:line draw:style-name="gr10" draw:text-style-name="P1" draw:layer="layout" svg:x1="9.93cm" svg:y1="9.681cm" svg:x2="9.93cm" svg:y2="10.09cm">
              <text:p text:style-name="P2"/>
            </draw:line>
            <draw:line draw:style-name="gr11" draw:text-style-name="P1" draw:layer="layout" svg:x1="9.738cm" svg:y1="9.963cm" svg:x2="9.95cm" svg:y2="10.104cm">
              <text:p text:style-name="P2"/>
            </draw:line>
            <draw:line draw:style-name="gr11" draw:text-style-name="P1" draw:layer="layout" svg:x1="9.911cm" svg:y1="10.104cm" svg:x2="10.142cm" svg:y2="9.934cm">
              <text:p text:style-name="P2"/>
            </draw:line>
          </draw:g>
        </draw:g>
        <draw:frame draw:style-name="gr12" draw:text-style-name="P8" draw:layer="layout" svg:width="3.253cm" svg:height="1.249cm" svg:x="6.349cm" svg:y="7.908cm">
          <draw:text-box>
            <text:p text:style-name="P4"><text:span text:style-name="T5">&lt;&lt;ItemFlow&gt;&gt;</text:span><text:span text:style-name="T5"><text:line-break/></text:span><text:span text:style-name="T5">Torque</text:span></text:p>
          </draw:text-box>
        </draw:frame>
        <draw:frame draw:style-name="gr13" draw:text-style-name="P9" draw:layer="layout" svg:width="0.552cm" svg:height="1.237cm" svg:x="0cm" svg:y="0cm">
          <draw:text-box>
            <text:p text:style-name="P2"/>
          </draw:text-box>
        </draw:frame>
        <draw:frame draw:style-name="gr14" draw:text-style-name="P2" draw:layer="layout" svg:width="1.058cm" svg:height="1.377cm" svg:x="0.289cm" svg:y="0.366cm">
          <draw:text-box>
            <text:p text:style-name="P2"/>
          </draw:text-box>
        </draw:frame>
        <draw:frame draw:style-name="gr12" draw:text-style-name="P9" draw:layer="layout" svg:width="2.372cm" svg:height="0.775cm" svg:x="10.353cm" svg:y="9.141cm">
          <draw:text-box>
            <text:p text:style-name="P2"><text:span text:style-name="T5">tt :Torque</text:span></text:p>
          </draw:text-box>
        </draw:frame>
        <draw:frame draw:style-name="gr12" draw:text-style-name="P9" draw:layer="layout" svg:width="2.491cm" svg:height="0.775cm" svg:x="10.296cm" svg:y="7.314cm">
          <draw:text-box>
            <text:p text:style-name="P2"><text:span text:style-name="T5">et :Torq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Arial" style:font-family-generic-asian="system" style:font-pitch-asian="variable" style:font-size-asian="24pt" style:language-asian="en" style:country-asian="US" style:font-family-complex="Arial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7-05-03T16:30:45</meta:creation-date>
    <dc:creator>Peter Denno</dc:creator>
    <dc:date>2007-06-29T13:01:35</dc:date>
    <dc:language>en-US</dc:language>
    <meta:editing-cycles>19</meta:editing-cycles>
    <meta:editing-duration>P4DT1H19M24S</meta:editing-duration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